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437E00004C7CD19BE7E6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ype: AudioEffectBendvelope</text:p>
      <text:p text:style-name="Text_20_body">ID:</text:p>
      <text:p text:style-name="Text_20_body">name:</text:p>
      <text:h text:style-name="Heading_20_1" text:outline-level="1">Summary</text:h>
      <text:p text:style-name="Text_20_body"><draw:frame draw:style-name="fr1" draw:name="graphics1" text:anchor-type="paragraph" svg:width="4.1547in" svg:height="4.7091in" draw:z-index="0"><draw:image xlink:href="Pictures/200000070000437E00004C7CD19BE7E6.svm" xlink:type="simple" xlink:show="embed" xlink:actuate="onLoad"/></draw:frame>Can also have D Bend, R Bend. <text:s/>Bend = 0 is linear.</text:p>
      <text:h text:style-name="Heading_20_1" text:outline-level="1">Audio Connections</text:h>
      <text:p text:style-name="Text_20_body">Port, Purpose</text:p>
      <text:p text:style-name="Text_20_body">In 0, Signal Input</text:p>
      <text:p text:style-name="Text_20_body">Out 0, Signal with Envelope Applied</text:p>
      <text:h text:style-name="Heading_20_1" text:outline-level="1"><text:soft-page-break/>Functions</text:h>
      <text:h text:style-name="Heading_20_5" text:outline-level="5">noteOn();</text:h>
      <text:h text:style-name="Heading_20_5" text:outline-level="5">noteOff();</text:h>
      <text:h text:style-name="Heading_20_5" text:outline-level="5">attack(uint8_t, int8_t);</text:h>
      <text:p text:style-name="Text_20_body">0 to 255 for length, -128 to 127</text:p>
      <text:h text:style-name="Heading_20_5" text:outline-level="5">decay(uint8_t, int8_t);</text:h>
      <text:p text:style-name="Text_20_body">0 to 255 for length, -128 to 127</text:p>
      <text:h text:style-name="Heading_20_5" text:outline-level="5">sustain(uint8_t);</text:h>
      <text:p text:style-name="Text_20_body">0 to 255 for level</text:p>
      <text:h text:style-name="Heading_20_5" text:outline-level="5">release(uint8_t, int8_t);</text:h>
      <text:p text:style-name="Text_20_body">0 to 255 for length, -128 to 127</text:p>
      <text:h text:style-name="Heading_20_5" text:outline-level="5">Examples</text:h>
      <text:h text:style-name="Heading_20_1" text:outline-level="1">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00:36:06.50</meta:creation-date>
    <meta:document-statistic meta:table-count="0" meta:image-count="1" meta:object-count="0" meta:page-count="2" meta:paragraph-count="22" meta:word-count="72" meta:character-count="419"/>
    <dc:date>2015-12-15T01:32:28.52</dc:date>
    <meta:editing-duration>PT3M30S</meta:editing-duration>
    <meta:editing-cycles>1</meta:editing-cycles>
    <meta:generator>OpenOffice.org/3.4.1$Win32 OpenOffice.org_project/341m1$Build-9593</meta:generator>
  </office:meta>
</office:document-meta>
</file>